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y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1, 1893</text:p>
      <text:p text:style-name="P5">Month<text:tab/><text:tab/><text:tab/><text:tab/><text:tab/><text:tab/>Ma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Galveston</text:p>
      <text:p text:style-name="P5">State<text:tab/><text:tab/><text:tab/><text:tab/><text:tab/><text:tab/>TX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9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RABBI HENRY COHEN,/</text:p>
      <text:p text:style-name="P2"><text:tab/>Congregation B'nai Israel./</text:p>
      <text:p text:style-name="P3">Galveston, Texas, May 1<text:span text:style-name="T1">st</text:span><text:span text:style-name="T2"> 1893 1893[sic!]/</text:span></text:p>
      <text:p text:style-name="P6">Revd Dr. Morais/</text:p>
      <text:p text:style-name="P6"><text:tab/>Revd &amp; Dear Sir./</text:p>
      <text:p text:style-name="P6"><text:tab/><text:tab/>Just a line to wish you many/ more years of usefulness, &amp; to hope that you will be/ spared to Israel [Hebrew]./</text:p>
      <text:p text:style-name="P6"><text:tab/>Trusting you keep well/ &amp; with best regards to your good family/ I am/ yours ever sincerely/ Henry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3T14:59:09.70</meta:creation-date>
    <dc:date>2012-03-22T12:21:52.55</dc:date>
    <dc:creator>Penn Libraries</dc:creator>
    <meta:editing-duration>PT00H04M5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33" meta:character-count="1634"/>
  </office:meta>
</office:document-meta>
</file>